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/>
    </style:style>
    <style:style style:name="P2" style:parent-style-name="Standard" style:family="paragraph">
      <style:paragraph-properties fo:text-align="justify"/>
    </style:style>
    <style:style style:name="P3" style:parent-style-name="Standard" style:family="paragraph">
      <style:paragraph-properties fo:text-align="justify"/>
    </style:style>
    <style:style style:name="P4" style:parent-style-name="Standard" style:family="paragraph">
      <style:paragraph-properties fo:text-align="justify"/>
    </style:style>
    <style:style style:name="P5" style:parent-style-name="Standard" style:family="paragraph">
      <style:paragraph-properties fo:text-align="justify"/>
    </style:style>
    <style:style style:name="P6" style:parent-style-name="Standard" style:family="paragraph">
      <style:paragraph-properties fo:text-align="justify"/>
    </style:style>
    <style:style style:name="P7" style:parent-style-name="Standard" style:family="paragraph">
      <style:paragraph-properties fo:text-align="justify"/>
    </style:style>
    <style:style style:name="P8" style:parent-style-name="Standard" style:family="paragraph">
      <style:paragraph-properties fo:text-align="justify"/>
    </style:style>
    <style:style style:name="P9" style:parent-style-name="Standard" style:family="paragraph">
      <style:paragraph-properties fo:text-align="justify"/>
    </style:style>
    <style:style style:name="P10" style:parent-style-name="Standard" style:family="paragraph">
      <style:paragraph-properties fo:text-align="justify"/>
    </style:style>
    <style:style style:name="P11" style:parent-style-name="Standard" style:family="paragraph">
      <style:paragraph-properties fo:text-align="justify"/>
    </style:style>
    <style:style style:name="P12" style:parent-style-name="Standard" style:family="paragraph">
      <style:paragraph-properties fo:text-align="justify"/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</style:style>
    <style:style style:name="P15" style:parent-style-name="Standard" style:family="paragraph">
      <style:paragraph-properties fo:text-align="justify"/>
    </style:style>
    <style:style style:name="P16" style:parent-style-name="Standard" style:family="paragraph">
      <style:paragraph-properties fo:text-align="justify"/>
    </style:style>
    <style:style style:name="P17" style:parent-style-name="Standard" style:family="paragraph">
      <style:paragraph-properties fo:text-align="justify"/>
    </style:style>
    <style:style style:name="P18" style:parent-style-name="Standard" style:family="paragraph">
      <style:paragraph-properties fo:text-align="justify"/>
    </style:style>
    <style:style style:name="P19" style:parent-style-name="Standard" style:family="paragraph">
      <style:paragraph-properties fo:text-align="justify"/>
    </style:style>
    <style:style style:name="P20" style:parent-style-name="Standard" style:family="paragraph">
      <style:paragraph-properties fo:text-align="justify"/>
    </style:style>
    <style:style style:name="P21" style:parent-style-name="Standard" style:family="paragraph">
      <style:paragraph-properties fo:text-align="justify"/>
    </style:style>
    <style:style style:name="P22" style:parent-style-name="Standard" style:family="paragraph">
      <style:paragraph-properties fo:text-align="justify"/>
    </style:style>
  </office:automatic-styles>
  <office:body>
    <office:text text:use-soft-page-breaks="true">
      <text:p text:style-name="P1">1. Esta OM possui acesso a internet?</text:p>
      <text:p text:style-name="P2"/>
      <text:p text:style-name="P3">R: Sim</text:p>
      <text:p text:style-name="P4"/>
      <text:p text:style-name="P5">2. Se for o caso, qual CTA (Centro de Telemática de Área) ou CT (Centro de Telemática) provê o acesso à internet para esta OM e qual a<text:s/>velocidade?</text:p>
      <text:p text:style-name="P6"/>
      <text:p text:style-name="P7">R: 4° Centro de telemática de Área, velocidade variável entre 2 a 5 mb/s</text:p>
      <text:p text:style-name="P8"/>
      <text:p text:style-name="P9"/>
      <text:p text:style-name="P10">3. Em relação a pergunta anterior, a velocidade atende a demanda da OM? Se não, qual seria a velocidade ideal e por qual motivo?</text:p>
      <text:p text:style-name="P11">R: Não atende, a velocidade ideal seria<text:s/>5 Mbps dedicado.</text:p>
      <text:p text:style-name="P12">Motivo é a grande quantidade de maquinas e de serviços operando na OM</text:p>
      <text:p text:style-name="P13"/>
      <text:p text:style-name="P14"/>
      <text:p text:style-name="P15">4. Se for o caso, o link de acesso à internet provido pelo CTA ou CT para esta OM e estável?</text:p>
      <text:p text:style-name="P16"/>
      <text:p text:style-name="P17">R: Pelo contrário é totalmente instável deixando a desejar constantemente</text:p>
      <text:p text:style-name="P18"/>
      <text:p text:style-name="P19"/>
      <text:p text:style-name="P20">5. Em caso de problemas com o link de internet provido pelo CTA/CT, há alternativa para acesso à internet? Se sim qual o provedor e a velocidade?</text:p>
      <text:p text:style-name="P21"/>
      <text:p text:style-name="P22">R: Não há e o próprio CTA nunca deu nenhum parecer favorável para aquisição de um serviço de internet<text:s/>reserva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ECMA_STI_AUX03</meta:initial-creator>
    <dc:creator>Carlos Henrique Cunha</dc:creator>
    <meta:creation-date>2018-02-02T12:12:00Z</meta:creation-date>
    <dc:date>2018-02-02T12:12:00Z</dc:date>
    <meta:template xlink:href="Normal" xlink:type="simple"/>
    <meta:editing-cycles>2</meta:editing-cycles>
    <meta:editing-duration>PT60S</meta:editing-duration>
    <meta:document-statistic meta:page-count="1" meta:paragraph-count="1" meta:word-count="149" meta:character-count="954" meta:row-count="6" meta:non-whitespace-character-count="806"/>
  </office:meta>
</office:document-meta>
</file>